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</style:style>
    <style:style style:name="P5" style:family="paragraph" style:parent-style-name="Normal">
      <style:text-properties fo:font-weight="bold" style:font-weight-asian="bold" style:font-weight-complex="bold"/>
    </style:style>
    <style:style style:name="P6" style:family="paragraph" style:parent-style-name="Normal" style:list-style-name="L1"/>
    <style:style style:name="P7" style:family="paragraph" style:parent-style-name="Normal" style:list-style-name="L2"/>
    <style:style style:name="P8" style:family="paragraph" style:parent-style-name="Normal" style:list-style-name="L3">
      <style:text-properties fo:font-weight="bold" style:font-weight-asian="bold" style:font-weight-complex="bold"/>
    </style:style>
    <style:style style:name="P9" style:family="paragraph" style:parent-style-name="Normal" style:list-style-name="L4">
      <style:text-properties fo:font-weight="bold" style:font-weight-asian="bold" style:font-weight-complex="bold"/>
    </style:style>
    <style:style style:name="P10" style:family="paragraph" style:parent-style-name="Normal" style:list-style-name="L5">
      <style:text-properties fo:font-weight="bold" style:font-weight-asian="bold" style:font-weight-complex="bold"/>
    </style:style>
    <style:style style:name="P11" style:family="paragraph" style:parent-style-name="Normal" style:list-style-name="L6">
      <style:text-properties fo:font-weight="bold" style:font-weight-asian="bold" style:font-weight-complex="bold"/>
    </style:style>
    <style:style style:name="P12" style:family="paragraph" style:parent-style-name="Normal" style:list-style-name="L7">
      <style:text-properties fo:font-weight="bold" style:font-weight-asian="bold" style:font-weight-complex="bold"/>
    </style:style>
    <style:style style:name="P13" style:family="paragraph" style:parent-style-name="Normal" style:list-style-name="L8">
      <style:text-properties fo:font-weight="bold" style:font-weight-asian="bold" style:font-weight-complex="bold"/>
    </style:style>
    <style:style style:name="P14" style:family="paragraph" style:parent-style-name="Normal" style:list-style-name="L9">
      <style:text-properties fo:font-weight="bold" style:font-weight-asian="bold" style:font-weight-complex="bold"/>
    </style:style>
    <style:style style:name="P15" style:family="paragraph" style:parent-style-name="Normal" style:list-style-name="L10">
      <style:text-properties fo:font-weight="bold" style:font-weight-asian="bold" style:font-weight-complex="bold"/>
    </style:style>
    <style:style style:name="P16" style:family="paragraph" style:parent-style-name="Normal" style:list-style-name="L11">
      <style:text-properties fo:font-weight="bold" style:font-weight-asian="bold" style:font-weight-complex="bold"/>
    </style:style>
    <style:style style:name="P17" style:family="paragraph" style:parent-style-name="Normal" style:list-style-name="L12">
      <style:text-properties fo:font-weight="bold" style:font-weight-asian="bold" style:font-weight-complex="bold"/>
    </style:style>
    <style:style style:name="P18" style:family="paragraph" style:parent-style-name="Normal">
      <style:text-properties fo:font-weight="bold" officeooo:rsid="000d5811" officeooo:paragraph-rsid="000d5811" fo:background-color="#ffff00" style:font-weight-asian="bold" style:font-weight-complex="bold"/>
    </style:style>
    <style:style style:name="P19" style:family="paragraph" style:parent-style-name="Normal">
      <style:text-properties fo:font-weight="bold" fo:background-color="#ffff00" style:font-weight-asian="bold" style:font-weight-complex="bold"/>
    </style:style>
    <style:style style:name="P20" style:family="paragraph" style:parent-style-name="Normal">
      <style:text-properties fo:font-weight="bold" officeooo:rsid="000d5811" officeooo:paragraph-rsid="000d5811" style:font-weight-asian="bold" style:font-weight-complex="bold"/>
    </style:style>
    <style:style style:name="P21" style:family="paragraph" style:parent-style-name="Normal" style:list-style-name="L13"/>
    <style:style style:name="P22" style:family="paragraph" style:parent-style-name="Normal">
      <style:text-properties fo:background-color="#ffff00"/>
    </style:style>
    <style:style style:name="P23" style:family="paragraph" style:parent-style-name="Normal" style:list-style-name="L14"/>
    <style:style style:name="P24" style:family="paragraph" style:parent-style-name="Normal">
      <style:text-properties officeooo:rsid="000d5811" officeooo:paragraph-rsid="000d5811" fo:background-color="#ffff00"/>
    </style:style>
    <style:style style:name="P25" style:family="paragraph" style:parent-style-name="Normal" style:list-style-name="L15"/>
    <style:style style:name="P26" style:family="paragraph" style:parent-style-name="Normal" style:list-style-name="L16"/>
    <style:style style:name="P27" style:family="paragraph" style:parent-style-name="Normal" style:list-style-name="L17"/>
    <style:style style:name="P28" style:family="paragraph" style:parent-style-name="Normal" style:list-style-name="L18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581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7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7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a0a0a0" svg:stroke-opacity="100%" draw:stroke-linejoin="miter" svg:stroke-linecap="butt" draw:fill="none" fo:min-height="0in" fo:min-width="0in" fo:padding-top="-0.0016in" fo:padding-bottom="-0.0016in" fo:padding-left="-0.0016in" fo:padding-right="-0.0016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COURS Séance 6</text:p>
      <text:p text:style-name="P2"><text:span text:style-name="Police_20_par_20_défaut"><text:span text:style-name="T1">Les principaux canaux de communication digitale</text:span></text:span></text:p>
      <text:p text:style-name="P3"/>
      <text:p text:style-name="Normal"><text:span text:style-name="Police_20_par_20_défaut"><text:span text:style-name="T2"><draw:custom-shape text:anchor-type="as-char" draw:z-index="0" draw:name="Horizontal Line 413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Normal"><text:span text:style-name="Police_20_par_20_défaut"><text:span text:style-name="T2">Introduction :</text:span></text:span></text:p>
      <text:p text:style-name="P5">La communication digitale regroupe l’ensemble des actions de communication réalisées via les technologies numériques pour promouvoir une marque, un produit ou un service.</text:p>
      <text:p text:style-name="Normal">Elle utilise des supports comme :</text:p>
      <text:list text:style-name="L1">
        <text:list-item>
          <text:p text:style-name="P6">réseaux sociaux</text:p>
        </text:list-item>
        <text:list-item>
          <text:p text:style-name="P6">sites web</text:p>
        </text:list-item>
        <text:list-item>
          <text:p text:style-name="P6">publicité en ligne</text:p>
        </text:list-item>
        <text:list-item>
          <text:p text:style-name="P6">email marketing</text:p>
        </text:list-item>
        <text:list-item>
          <text:p text:style-name="P6">référencement sur les moteurs de recherche</text:p>
        </text:list-item>
      </text:list>
      <text:p text:style-name="Normal">Objectifs principaux :</text:p>
      <text:list text:style-name="L2">
        <text:list-item>
          <text:p text:style-name="P7">augmenter la notoriété</text:p>
        </text:list-item>
        <text:list-item>
          <text:p text:style-name="P7">attirer des visiteurs</text:p>
        </text:list-item>
        <text:list-item>
          <text:p text:style-name="P7">générer des ventes</text:p>
        </text:list-item>
        <text:list-item>
          <text:p text:style-name="P7">fidéliser les clients</text:p>
        </text:list-item>
      </text:list>
      <text:p text:style-name="Normal"><text:span text:style-name="Police_20_par_20_défaut"><text:span text:style-name="T2"><draw:custom-shape text:anchor-type="as-char" draw:z-index="1" draw:name="Horizontal Line 414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Normal"><text:span text:style-name="Police_20_par_20_défaut"><text:span text:style-name="T2">Les principaux canaux de communication digitale</text:span></text:span></text:p>
      <text:p text:style-name="P5">1. </text:p>
      <text:p text:style-name="P5">Communication via les réseaux sociaux.</text:p>
      <text:p text:style-name="P5">Exemples :</text:p>
      <text:list text:style-name="L3">
        <text:list-item>
          <text:p text:style-name="P8">Instagram</text:p>
        </text:list-item>
        <text:list-item>
          <text:p text:style-name="P8">LinkedIn</text:p>
        </text:list-item>
        <text:list-item>
          <text:p text:style-name="P8">TikTok</text:p>
        </text:list-item>
      </text:list>
      <text:p text:style-name="P5">Objectifs :</text:p>
      <text:list text:style-name="L4">
        <text:list-item>
          <text:p text:style-name="P9">engagement</text:p>
        </text:list-item>
        <text:list-item>
          <text:p text:style-name="P9">visibilité</text:p>
        </text:list-item>
        <text:list-item>
          <text:p text:style-name="P9">création de communauté</text:p>
        </text:list-item>
      </text:list>
      <text:p text:style-name="Normal"><text:span text:style-name="Police_20_par_20_défaut"><text:span text:style-name="T2"><draw:custom-shape text:anchor-type="as-char" draw:z-index="2" draw:name="Horizontal Line 415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P5"><text:soft-page-break/></text:p>
      <text:p text:style-name="P5">2. <text:span text:style-name="T3">SEA (Search Engine Advertising</text:span></text:p>
      <text:p text:style-name="P5">Le SEO consiste à optimiser un site web pour apparaître dans les résultats naturels des moteurs de recherche.</text:p>
      <text:p text:style-name="P5">Exemple :</text:p>
      <text:list text:style-name="L5">
        <text:list-item>
          <text:p text:style-name="P10">Google Search</text:p>
        </text:list-item>
      </text:list>
      <text:p text:style-name="P5">Objectif :</text:p>
      <text:list text:style-name="L6">
        <text:list-item>
          <text:p text:style-name="P11">attirer du trafic gratuit.</text:p>
        </text:list-item>
      </text:list>
      <text:p text:style-name="Normal"><text:span text:style-name="Police_20_par_20_défaut"><text:span text:style-name="T2"><draw:custom-shape text:anchor-type="as-char" draw:z-index="3" draw:name="Horizontal Line 416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P5">3. </text:p>
      <text:p text:style-name="P5">Publicité payante sur les moteurs de recherche.</text:p>
      <text:p text:style-name="P5">Exemple :</text:p>
      <text:list text:style-name="L7">
        <text:list-item>
          <text:p text:style-name="P12">Google Ads</text:p>
        </text:list-item>
      </text:list>
      <text:p text:style-name="P5">Objectif :</text:p>
      <text:list text:style-name="L8">
        <text:list-item>
          <text:p text:style-name="P13">générer rapidement du trafic qualifié.</text:p>
        </text:list-item>
      </text:list>
      <text:p text:style-name="Normal"><text:span text:style-name="Police_20_par_20_défaut"><text:span text:style-name="T2"><draw:custom-shape text:anchor-type="as-char" draw:z-index="4" draw:name="Horizontal Line 417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P5">4.</text:p>
      <text:p text:style-name="P5">Communication directe avec les clients via email.</text:p>
      <text:p text:style-name="P5">Exemples :</text:p>
      <text:list text:style-name="L9">
        <text:list-item>
          <text:p text:style-name="P14">newsletters</text:p>
        </text:list-item>
        <text:list-item>
          <text:p text:style-name="P14">promotions</text:p>
        </text:list-item>
        <text:list-item>
          <text:p text:style-name="P14">campagnes de fidélisation</text:p>
        </text:list-item>
      </text:list>
      <text:p text:style-name="P5">Outils :</text:p>
      <text:list text:style-name="L10">
        <text:list-item>
          <text:p text:style-name="P15">Mailchimp</text:p>
        </text:list-item>
        <text:list-item>
          <text:p text:style-name="P15">HubSpot</text:p>
        </text:list-item>
      </text:list>
      <text:p text:style-name="Normal"><text:span text:style-name="Police_20_par_20_défaut"><text:span text:style-name="T2"><draw:custom-shape text:anchor-type="as-char" draw:z-index="5" draw:name="Horizontal Line 418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P5">5. <text:span text:style-name="T3">Content Marketing</text:span></text:p>
      <text:p text:style-name="P5">Production de contenus pour attirer les utilisateurs :</text:p>
      <text:list text:style-name="L11">
        <text:list-item>
          <text:p text:style-name="P16">articles de blog</text:p>
        </text:list-item>
        <text:list-item>
          <text:p text:style-name="P16">vidéos</text:p>
        </text:list-item>
        <text:list-item>
          <text:p text:style-name="P16">podcasts</text:p>
        </text:list-item>
        <text:list-item>
          <text:p text:style-name="P16">guides</text:p>
        </text:list-item>
      </text:list>
      <text:p text:style-name="P5"><text:soft-page-break/>Objectif :</text:p>
      <text:list text:style-name="L12">
        <text:list-item>
          <text:p text:style-name="P17">informer et convaincre les clients.</text:p>
        </text:list-item>
      </text:list>
      <text:p text:style-name="Normal"><text:span text:style-name="Police_20_par_20_défaut"><text:span text:style-name="T2"><draw:custom-shape text:anchor-type="as-char" draw:z-index="6" draw:name="Horizontal Line 419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  <text:p text:style-name="Normal"><text:span text:style-name="Police_20_par_20_défaut"><text:span text:style-name="T2">Le Funnel Marketing, </text:span></text:span></text:p>
      <text:p text:style-name="P5">Le funnel marketing représente le parcours d’un utilisateur avant l’achat.</text:p>
      <text:p text:style-name="P5">Étapes principales :</text:p>
      <text:p text:style-name="P18">Acquisition</text:p>
      <text:p text:style-name="P18">Activation</text:p>
      <text:p text:style-name="P18">Retention </text:p>
      <text:p text:style-name="P18">Revenue </text:p>
      <text:p text:style-name="P18">Referral</text:p>
      <text:p text:style-name="P19"/>
      <text:p text:style-name="P19"/>
      <text:p text:style-name="P19"/>
      <text:p text:style-name="P19"/>
      <text:p text:style-name="P19"/>
      <text:p text:style-name="Normal">Le <text:span text:style-name="Police_20_par_20_défaut"><text:span text:style-name="T2">funnel marketing</text:span></text:span> (entonnoir marketing) représente le <text:span text:style-name="Police_20_par_20_défaut"><text:span text:style-name="T2">parcours d’un utilisateur depuis sa découverte d’un produit jusqu’à sa recommandation à d’autres personnes</text:span></text:span>. On l’utilise beaucoup en marketing digital et en croissance de produits.</text:p>
      <text:p text:style-name="Normal">Ce modèle est appelé <text:span text:style-name="Police_20_par_20_défaut"><text:span text:style-name="T2">AARRR</text:span></text:span> (aussi appelé <text:span text:style-name="Police_20_par_20_défaut"><text:span text:style-name="T4">Pirate Funnel</text:span></text:span>).</text:p>
      <text:p text:style-name="P5">Acquisition</text:p>
      <text:p text:style-name="P20">C’est comment les utilisateurs découvrent ton produit ou ton service</text:p>
      <text:p text:style-name="P5"/>
      <text:p text:style-name="Normal">Exemples :</text:p>
      <text:list text:style-name="L13">
        <text:list-item>
          <text:p text:style-name="P21">publicité en ligne</text:p>
        </text:list-item>
        <text:list-item>
          <text:p text:style-name="P21">réseaux sociaux</text:p>
        </text:list-item>
        <text:list-item>
          <text:p text:style-name="P21">référencement Google</text:p>
        </text:list-item>
        <text:list-item>
          <text:p text:style-name="P21">bouche-à-oreille</text:p>
        </text:list-item>
        <text:list-item>
          <text:p text:style-name="P21">emailing</text:p>
        </text:list-item>
      </text:list>
      <text:p text:style-name="Normal"><text:s/>Objectif : <text:span text:style-name="T3">Attirer des visiteurs ou prospects</text:span></text:p>
      <text:p text:style-name="Normal"><draw:custom-shape text:anchor-type="as-char" draw:z-index="7" draw:name="Horizontal Line 37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P5"><text:s/>Activation</text:p>
      <text:p text:style-name="P20"><text:soft-page-break/>C’est le moment ou l’utilisateur a une première bonne expérience avec ton produit</text:p>
      <text:p text:style-name="P22"/>
      <text:p text:style-name="Normal">Exemples :</text:p>
      <text:list text:style-name="L14">
        <text:list-item>
          <text:p text:style-name="P23">création d’un compte</text:p>
        </text:list-item>
        <text:list-item>
          <text:p text:style-name="P23">premier achat</text:p>
        </text:list-item>
        <text:list-item>
          <text:p text:style-name="P23">première utilisation d’un service</text:p>
        </text:list-item>
        <text:list-item>
          <text:p text:style-name="P23">inscription à une plateforme</text:p>
        </text:list-item>
      </text:list>
      <text:p text:style-name="Normal"><text:s/>Objectif : <text:span text:style-name="T3">faire passer l’utilisateur de simple visiteur à utilisateur actif.</text:span></text:p>
      <text:p text:style-name="Normal"><draw:custom-shape text:anchor-type="as-char" draw:z-index="8" draw:name="Horizontal Line 38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P5">Retention</text:p>
      <text:p text:style-name="P24">C’est la capacité à faire revenir les utilisateurs</text:p>
      <text:p text:style-name="Normal">Exemples :</text:p>
      <text:list text:style-name="L15">
        <text:list-item>
          <text:p text:style-name="P25">newsletters</text:p>
        </text:list-item>
        <text:list-item>
          <text:p text:style-name="P25">notifications</text:p>
        </text:list-item>
        <text:list-item>
          <text:p text:style-name="P25">programme de fidélité</text:p>
        </text:list-item>
        <text:list-item>
          <text:p text:style-name="P25">contenu régulier</text:p>
        </text:list-item>
      </text:list>
      <text:p text:style-name="Normal"><text:s/>Objectif : <text:span text:style-name="T3">garder les utilisateurs sur le long terme</text:span></text:p>
      <text:p text:style-name="Normal"><draw:custom-shape text:anchor-type="as-char" draw:z-index="9" draw:name="Horizontal Line 39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P5"><text:s/>Revenue</text:p>
      <text:p text:style-name="P20">C’est la phase ou l’utilisateur génère de l’argent pour l’entreprise</text:p>
      <text:p text:style-name="P22"/>
      <text:p text:style-name="Normal">Exemples :</text:p>
      <text:list text:style-name="L16">
        <text:list-item>
          <text:p text:style-name="P26">achat d’un produit</text:p>
        </text:list-item>
        <text:list-item>
          <text:p text:style-name="P26">abonnement</text:p>
        </text:list-item>
        <text:list-item>
          <text:p text:style-name="P26">achat premium</text:p>
        </text:list-item>
        <text:list-item>
          <text:p text:style-name="P26">publicité</text:p>
        </text:list-item>
      </text:list>
      <text:p text:style-name="Normal"><text:s/>Objectif : <text:span text:style-name="T3">monétiser les utilisateurs</text:span></text:p>
      <text:p text:style-name="Normal"><draw:custom-shape text:anchor-type="as-char" draw:z-index="10" draw:name="Horizontal Line 40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P5"><text:s/>Referral</text:p>
      <text:p text:style-name="P24">C’est quand les utilisateurs recommandent ton produit à d’autres</text:p>
      <text:p text:style-name="Normal">Exemples :</text:p>
      <text:list text:style-name="L17">
        <text:list-item>
          <text:p text:style-name="P27">avis positifs</text:p>
        </text:list-item>
        <text:list-item>
          <text:p text:style-name="P27"><text:soft-page-break/>partage sur les réseaux sociaux</text:p>
        </text:list-item>
        <text:list-item>
          <text:p text:style-name="P27">parrainage</text:p>
        </text:list-item>
        <text:list-item>
          <text:p text:style-name="P27">recommandation à des amis</text:p>
        </text:list-item>
      </text:list>
      <text:p text:style-name="Normal">Objectif : <text:span text:style-name="T3">transformer les clients en ambassadeurs</text:span></text:p>
      <text:p text:style-name="Normal"><draw:custom-shape text:anchor-type="as-char" draw:z-index="11" draw:name="Horizontal Line 41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Normal"><text:s/><text:span text:style-name="Police_20_par_20_défaut"><text:span text:style-name="T2">Résumé simple du Funnel :</text:span></text:span></text:p>
      <text:p text:style-name="Normal"><text:span text:style-name="Police_20_par_20_défaut"><text:span text:style-name="T5">Visiteur → Utilisateur → Client → Client fidèle → Ambassadeur</text:span></text:span></text:p>
      <text:p text:style-name="Normal"><draw:custom-shape text:anchor-type="as-char" draw:z-index="12" draw:name="Horizontal Line 42" draw:style-name="gr1" draw:text-style-name="P4" svg:width="45.5098in" svg:height="0.0016in"><text:p/><draw:enhanced-geometry svg:viewBox="0 0 21600 21600" draw:type="non-primitive" draw:enhanced-path="M 0 0 L 21600 0 21600 21600 0 21600 Z N"/></draw:custom-shape></text:p>
      <text:p text:style-name="Normal"><text:s/>Par exemple pour <text:span text:style-name="Police_20_par_20_défaut"><text:span text:style-name="T2">le projet mini club informatique pour enfants</text:span></text:span> :</text:p>
      <text:list text:style-name="L18">
        <text:list-item>
          <text:p text:style-name="P28"><text:span text:style-name="Police_20_par_20_défaut"><text:span text:style-name="T2">Acquisition</text:span></text:span> : parents voient une annonce dans l’école</text:p>
        </text:list-item>
        <text:list-item>
          <text:p text:style-name="P28"><text:span text:style-name="Police_20_par_20_défaut"><text:span text:style-name="T2">Activation</text:span></text:span> : ils inscrivent leur enfant à un premier atelier</text:p>
        </text:list-item>
        <text:list-item>
          <text:p text:style-name="P28"><text:span text:style-name="Police_20_par_20_défaut"><text:span text:style-name="T2">Retention</text:span></text:span> : l’enfant revient chaque semaine</text:p>
        </text:list-item>
        <text:list-item>
          <text:p text:style-name="P28"><text:span text:style-name="Police_20_par_20_défaut"><text:span text:style-name="T2">Revenue</text:span></text:span> : abonnement mensuel</text:p>
        </text:list-item>
        <text:list-item>
          <text:p text:style-name="P28"><text:span text:style-name="Police_20_par_20_défaut"><text:span text:style-name="T2">Referral</text:span></text:span> : les parents recommandent le club à d’autres parents</text:p>
        </text:list-item>
      </text:list>
      <text:p text:style-name="Normal"/>
      <text:p text:style-name="Normal"><text:span text:style-name="Police_20_par_20_défaut"><text:span text:style-name="T2"><draw:custom-shape text:anchor-type="as-char" draw:z-index="13" draw:name="Horizontal Line 420" draw:style-name="gr1" draw:text-style-name="P4" svg:width="45.5098in" svg:height="0.0016in"><text:p/><draw:enhanced-geometry svg:viewBox="0 0 21600 21600" draw:type="non-primitive" draw:enhanced-path="M 0 0 L 21600 0 21600 21600 0 21600 Z N"/></draw:custom-shape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1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1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055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in" fo:margin-bottom="0.0555in" style:contextual-spacing="tru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loext:hyphenation-keep-line="false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35in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252c20f6956e3db0b52e6e2f9dda67263513c8fc</meta:generator>
    <dc:title/>
    <dc:description/>
    <dc:subject/>
    <meta:initial-creator>Chergui Anis</meta:initial-creator>
    <meta:creation-date>2026-03-17T14:46:00Z</meta:creation-date>
    <dc:date>2026-03-18T09:20:40.395258687</dc:date>
    <meta:editing-cycles>4</meta:editing-cycles>
    <meta:editing-duration>PT25M49S</meta:editing-duration>
    <meta:document-statistic meta:table-count="0" meta:image-count="0" meta:object-count="0" meta:page-count="5" meta:paragraph-count="128" meta:word-count="524" meta:character-count="3229" meta:non-whitespace-character-count="2860"/>
    <meta:template xlink:type="simple" xlink:actuate="onRequest" xlink:title="" xlink:href="Normal"/>
  </office:meta>
</office:document-meta>
</file>